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hServerFactory.SshServerFactory( Ssh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ServerFactory.is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ServerFactory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shServerFactory.setStart( boolean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ServerFactory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